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njectionTest.can_try_constructor_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njectionTest.oneS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Tes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njectionTest.should_not_allow_null_on_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jectionTest.can_try_property_or_setter_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njectionTest.otherKindOf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Test.should_not_fail_if_constructor_injection_is_not_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njectionTest.should_not_allow_null_on_instance_owning_the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jectionTest.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Test.should_not_allow_null_on_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ObjectWithConstructor.AnObjectWithConstructor( Set &lt; String &gt;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Test.should_not_allow_null_on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jectionTest.should_not_fail_if_property_or_field_injection_is_not_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